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10000006EB80A9CD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ndale Sans UI1" svg:font-family="'Andale Sans U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text-properties fo:font-weight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style:font-weight-asian="normal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color="#1a1a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mployee details</text:p>
      <text:p text:style-name="P5"/>
      <text:p text:style-name="P5">Surname: <text:tab/><text:tab/><text:tab/><text:tab/><text:tab/>Motha</text:p>
      <text:p text:style-name="P5"/>
      <text:p text:style-name="P5">Names : <text:tab/><text:tab/><text:tab/><text:tab/><text:tab/>Sifiso Doctor</text:p>
      <text:p text:style-name="P5"/>
      <text:p text:style-name="P5">ID No : <text:tab/><text:tab/><text:tab/><text:tab/><text:tab/>860301 5851 085</text:p>
      <text:p text:style-name="P5"/>
      <text:p text:style-name="P5">Contact No :<text:tab/><text:tab/><text:tab/><text:tab/><text:tab/>078 1691 816</text:p>
      <text:p text:style-name="P5"/>
      <text:p text:style-name="P5">Residential Address : <text:tab/><text:tab/><text:tab/><text:tab/>103 Komatie Road</text:p>
      <text:p text:style-name="P5"><text:tab/><text:tab/><text:tab/><text:tab/><text:tab/><text:tab/>No 5 Komatie Court</text:p>
      <text:p text:style-name="P5"><text:tab/><text:tab/><text:tab/><text:tab/><text:tab/><text:tab/>Emmarentia</text:p>
      <text:p text:style-name="P5"><text:tab/><text:tab/><text:tab/><text:tab/><text:tab/><text:tab/>2195</text:p>
      <text:p text:style-name="P7">Banking Details</text:p>
      <text:p text:style-name="P5"/>
      <text:p text:style-name="P5">Account Name:<text:tab/><text:tab/><text:tab/><text:tab/>SD Motha</text:p>
      <text:p text:style-name="P8"><text:span text:style-name="T3">Account No: <text:tab/><text:tab/><text:tab/><text:tab/><text:tab/></text:span><text:span text:style-name="T4">33132 5292</text:span></text:p>
      <text:p text:style-name="P5">Bank: <text:tab/><text:tab/><text:tab/><text:tab/><text:tab/><text:tab/>Standard Bank </text:p>
      <text:p text:style-name="P5">Type of Account: <text:tab/><text:tab/><text:tab/><text:tab/>Current Account</text:p>
      <text:p text:style-name="P5">Branch: <text:tab/><text:tab/><text:tab/><text:tab/><text:tab/>Witbank</text:p>
      <text:p text:style-name="P5"/>
      <text:p text:style-name="P5">Tax Registration Number : <text:tab/><text:tab/><text:tab/>None</text:p>
      <text:p text:style-name="P5"/>
      <text:p text:style-name="P5"/>
      <text:p text:style-name="P5"><text:span text:style-name="Teletype"><text:span text:style-name="T5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1" svg:font-family="'Andale Sans U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Footnote_20_Symbol" style:display-name="Footnote Symbol" style:family="text"/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text-properties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Arial" fo:font-size="8pt" style:font-size-asian="8pt" style:font-size-complex="8pt"/>
    </style:style>
    <style:style style:name="MP4" style:family="paragraph" style:parent-style-name="Header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5" style:family="paragraph">
      <style:paragraph-properties fo:text-align="cente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48cm" fo:margin-left="0cm" fo:margin-right="0cm" fo:margin-bottom="0.762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<draw:frame draw:style-name="Mfr1" draw:name="graphics1" text:anchor-type="paragraph" svg:x="0.058cm" svg:y="0.014cm" svg:width="4.875cm" svg:height="2.327cm" draw:z-index="0"><draw:image xlink:href="Pictures/10000000000000E10000006EB80A9CD0.jpg" xlink:type="simple" xlink:show="embed" xlink:actuate="onLoad"/></draw:frame> <text:s text:c="14"/>Solms Training &amp; Consulting CC</text:p>
        <text:p text:style-name="MP2"/>
        <text:p text:style-name="MP3"><text:span text:style-name="MT1"><text:s text:c="22"/>Physical: <text:s text:c="2"/></text:span>113 Barry Hertzog Ave, Emmarentia, Johannesburg, South Africa</text:p>
        <text:p text:style-name="MP3"><text:span text:style-name="MT1"><text:s text:c="22"/>Postal: <text:s text:c="6"/></text:span>PostNet Suite 237, Private Bag X9, Melville, 2109, South Africa</text:p>
        <text:p text:style-name="MP3"><text:span text:style-name="MT1"><text:s text:c="22"/>Phone:</text:span> <text:s text:c="6"/>+27 11 646 6459 <text:s text:c="9"/><text:span text:style-name="MT1">Fax:</text:span> +27 11 646 5868</text:p>
        <text:p text:style-name="MP4"><draw:line text:anchor-type="paragraph" draw:z-index="1" draw:style-name="Mgr1" draw:text-style-name="MP5" svg:x1="-0.065cm" svg:y1="0.771cm" svg:x2="16.974cm" svg:y2="0.771cm"><text:p/></draw:line> <text:s text:c="21"/>Web: <text:s text:c="10"/><text:span text:style-name="MT2">www.solms.co.za</text:span></text:p>
      </style:head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7-05-01T22:10:22</meta:creation-date>
    <dc:date>2010-04-06T14:48:11</dc:date>
    <meta:print-date>2007-05-15T09:26:15</meta:print-date>
    <meta:editing-cycles>12</meta:editing-cycles>
    <meta:editing-duration>PT04H21M27S</meta:editing-duration>
    <dc:creator>sifiso </dc:creator>
    <meta:document-statistic meta:table-count="0" meta:image-count="1" meta:object-count="0" meta:page-count="1" meta:paragraph-count="21" meta:word-count="94" meta:character-count="763"/>
    <meta:user-defined meta:name="Info 1"/>
    <meta:user-defined meta:name="Info 2"/>
    <meta:user-defined meta:name="Info 3"/>
    <meta:user-defined meta:name="Info 4"/>
  </office:meta>
</office:document-meta>
</file>